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d66" officeooo:paragraph-rsid="000e5d66"/>
    </style:style>
    <style:style style:name="P2" style:family="paragraph" style:parent-style-name="Standard">
      <style:paragraph-properties fo:text-align="start" style:justify-single-word="false"/>
      <style:text-properties officeooo:rsid="000e5d66" officeooo:paragraph-rsid="000e5d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illa para la documentación de decisiones de diseño</text:p>
      <text:p text:style-name="P1"/>
      <text:p text:style-name="P2">Título: Introducir un título que haga referencia al problema o decisión</text:p>
      <text:p text:style-name="P2">Descripción de la decisión: ¿Qué ha llevado a tomar esta decisión? ¿Cómo lo ha resuelvo?</text:p>
      <text:p text:style-name="P2">Otra información: Incluir vínculos o otros datos que hayan llevado a la toma de esta decis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22:47.118038767</meta:creation-date>
    <dc:date>2017-10-24T09:25:52.711022395</dc:date>
    <meta:editing-duration>PT3M7S</meta:editing-duration>
    <meta:editing-cycles>1</meta:editing-cycles>
    <meta:document-statistic meta:table-count="0" meta:image-count="0" meta:object-count="0" meta:page-count="1" meta:paragraph-count="4" meta:word-count="50" meta:character-count="308" meta:non-whitespace-character-count="262"/>
    <meta:generator>LibreOffice/5.3.6.1$Linux_X86_64 LibreOffice_project/30m0$Build-1</meta:generator>
  </office:meta>
</office:document-meta>
</file>